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11a348" officeooo:paragraph-rsid="0011a348"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Ubuntu" fo:font-size="14pt" style:text-underline-style="solid" style:text-underline-width="auto" style:text-underline-color="font-color" fo:font-weight="normal" officeooo:rsid="0011a348" officeooo:paragraph-rsid="0011a348" style:font-size-asian="12.25pt" style:font-weight-asian="normal" style:font-size-complex="14pt" style:font-weight-complex="normal"/>
    </style:style>
    <style:style style:name="P3" style:family="paragraph" style:parent-style-name="Standard">
      <style:paragraph-properties fo:text-align="start" style:justify-single-word="false" fo:break-before="page"/>
      <style:text-properties style:font-name="Ubuntu" fo:font-size="14pt" style:text-underline-style="solid" style:text-underline-width="auto" style:text-underline-color="font-color" fo:font-weight="normal" officeooo:rsid="001514b4" officeooo:paragraph-rsid="001514b4"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Ubuntu" fo:font-size="14pt" style:text-underline-style="none" fo:font-weight="normal" officeooo:rsid="0011a348" officeooo:paragraph-rsid="0011a34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Ubuntu" fo:font-size="14pt" style:text-underline-style="none" fo:font-weight="normal" officeooo:rsid="00132ec5" officeooo:paragraph-rsid="00132ec5"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Ubuntu" fo:font-size="14pt" style:text-underline-style="none" fo:font-weight="normal" officeooo:rsid="001514b4" officeooo:paragraph-rsid="001514b4" style:font-size-asian="12.25pt" style:font-weight-asian="normal" style:font-size-complex="14pt" style:font-weight-complex="normal"/>
    </style:style>
    <style:style style:name="P7" style:family="paragraph" style:parent-style-name="Footer">
      <style:paragraph-properties fo:text-align="end" style:justify-single-word="false"/>
      <style:text-properties style:font-name="Ubuntu" officeooo:rsid="00190b2e" officeooo:paragraph-rsid="00190b2e"/>
    </style:style>
    <style:style style:name="P8" style:family="paragraph" style:parent-style-name="Standard" style:list-style-name="L1">
      <style:paragraph-properties fo:text-align="start" style:justify-single-word="false"/>
      <style:text-properties style:font-name="Ubuntu" fo:font-size="14pt" style:text-underline-style="none" fo:font-weight="normal" officeooo:rsid="0011a348" officeooo:paragraph-rsid="0011a348"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Ubuntu" fo:font-size="14pt" style:text-underline-style="none" fo:font-weight="normal" officeooo:rsid="0011a348" officeooo:paragraph-rsid="0011a348" style:font-size-asian="12.25pt" style:font-weight-asian="normal" style:font-size-complex="14pt" style:font-weight-complex="normal"/>
    </style:style>
    <style:style style:name="P10" style:family="paragraph" style:parent-style-name="Standard" style:list-style-name="L2">
      <style:paragraph-properties fo:text-align="start" style:justify-single-word="false"/>
      <style:text-properties style:font-name="Ubuntu" fo:font-size="14pt" style:text-underline-style="none" fo:font-weight="normal" officeooo:rsid="0011a348" officeooo:paragraph-rsid="0011a348" style:font-size-asian="12.25pt" style:font-weight-asian="normal" style:font-size-complex="14pt" style:font-weight-complex="normal"/>
    </style:style>
    <style:style style:name="P11" style:family="paragraph" style:parent-style-name="Standard" style:list-style-name="L2">
      <style:paragraph-properties fo:text-align="start" style:justify-single-word="false"/>
      <style:text-properties style:font-name="Ubuntu" fo:font-size="14pt" style:text-underline-style="none" fo:font-weight="normal" officeooo:rsid="00132ec5" officeooo:paragraph-rsid="00132ec5" style:font-size-asian="12.25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Ubuntu" fo:font-size="14pt" style:text-underline-style="none" fo:font-weight="normal" officeooo:rsid="001514b4" officeooo:paragraph-rsid="001514b4"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Ubuntu" fo:font-size="14pt" style:text-underline-style="none" fo:font-weight="normal" officeooo:rsid="001514b4" officeooo:paragraph-rsid="001514b4"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Ubuntu" fo:font-size="14pt" style:text-underline-style="none" fo:font-weight="normal" officeooo:rsid="0016611e" officeooo:paragraph-rsid="0016611e"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Ubuntu" fo:font-size="14pt" style:text-underline-style="none" fo:font-weight="normal" officeooo:rsid="00171c47" officeooo:paragraph-rsid="00171c47"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Ubuntu" fo:font-size="14pt" style:text-underline-style="solid" style:text-underline-width="auto" style:text-underline-color="font-color" fo:font-weight="normal" officeooo:rsid="0016611e" officeooo:paragraph-rsid="0016611e" style:font-size-asian="12.25pt" style:font-weight-asian="normal" style:font-size-complex="14pt" style:font-weight-complex="normal"/>
    </style:style>
    <style:style style:name="T1" style:family="text">
      <style:text-properties officeooo:rsid="00132ec5"/>
    </style:style>
    <style:style style:name="T2" style:family="text">
      <style:text-properties officeooo:rsid="00171c4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UT3 Problema2</text:p>
      <text:p text:style-name="P1"/>
      <text:p text:style-name="P2">Resultados obtenidos</text:p>
      <text:p text:style-name="P4"/>
      <text:list xml:id="list1788789533" text:style-name="L1">
        <text:list-item>
          <text:p text:style-name="P8">Los resultados obtenidos durante la realización de está práctica se encuentran reflejados en las tablas adjuntas al final de este informe.</text:p>
        </text:list-item>
      </text:list>
      <text:p text:style-name="P4"/>
      <text:p text:style-name="P4"/>
      <text:p text:style-name="P2">Análisis de los resultados</text:p>
      <text:p text:style-name="P4"/>
      <text:p text:style-name="P4">Algoritmos de búsqueda</text:p>
      <text:p text:style-name="P2"/>
      <text:list xml:id="list390585880" text:style-name="L2">
        <text:list-item>
          <text:p text:style-name="P10">En los algoritmos de búsqueda con los que hemos ensayado, podremos encontrar diferentes cualidades en cuanto el comportamiento de ellos.</text:p>
          <text:p text:style-name="P10"/>
          <text:list>
            <text:list-item>
              <text:p text:style-name="P10">Búsqueda Lineal: Para el uso de arrays de tamaño menos de 100.000 elementos a malas penas se nota diferencia en el tiempo de ejecución. <text:span text:style-name="T1">Es a partir de los 100.000 elementos cuando la velocidad de búsqueda empieza a aumentar progresivamente. Cuanto más se aleja la cifra a buscar del inicio de la array, más tiempo tiene que emplear para encontrar el resultado.</text:span></text:p>
            </text:list-item>
          </text:list>
        </text:list-item>
      </text:list>
      <text:p text:style-name="P4"/>
      <text:list xml:id="list190539782569158" text:continue-numbering="true" text:style-name="L2">
        <text:list-item>
          <text:list>
            <text:list-item>
              <text:p text:style-name="P11">Búsqueda binaria: La búsqueda binaria resulta ser, según los datos obtenidos, la más estable en cuanto a tiempo consumido. Todos los valores son similares en los números que se sitúan en los extremos de la array, siendo un poco mayores en los valores situados en el centro de esta.</text:p>
            </text:list-item>
          </text:list>
        </text:list-item>
      </text:list>
      <text:p text:style-name="P5"/>
      <text:p text:style-name="P5">Algoritmos de Ordenación</text:p>
      <text:p text:style-name="P5"/>
      <text:list xml:id="list3633833842" text:style-name="L3">
        <text:list-item>
          <text:p text:style-name="P12">En los algoritmos de ordenación con los cuales hemos experimentado han demostrado todos por igual un incremento del tiempo de ejecución. A mayor tamaño de la array, mayor ha sido el tiempo de ejecución necesitado. Los datos obtenidos experimentalmente muestran claramente la diferencia de eficiencia entre los tres algoritmos ensayados.</text:p>
        </text:list-item>
      </text:list>
      <text:p text:style-name="P6"/>
      <text:p text:style-name="P6"/>
      <text:p text:style-name="P3">Conclusiones</text:p>
      <text:p text:style-name="P6"/>
      <text:p text:style-name="P6">En cuanto al los algoritmos de búsqueda para tamaños de array inferiores a 100.000 elementos, no se aprecian diferencias significativas entre los dos métodos de búsqueda.</text:p>
      <text:p text:style-name="P6">Para arrays con más de 100.000 elementos, según los datos obtenidos, es mas eficiente emplear el algoritmo de búsqueda binaria.</text:p>
      <text:p text:style-name="P6"/>
      <text:p text:style-name="P14">Según los resultados obtenidos, el algoritmo de inserción directa es el más rápido de los tres que hemos ensayado. </text:p>
      <text:p text:style-name="P14">El algoritmo de inserción indirecta para arrays de menos de 1.000 elementos es similar al de inserción directa, pero a partir de esa cifra tarda del orden del doble de tiempo e incluso más.</text:p>
      <text:p text:style-name="P14">En el último puesto encontramos el algoritmo de intercambio binario, ya que en general es mucho más lento que los otros dos, llegando a ser entrono a 20 veces más lento que el algoritmo de inserción directa.</text:p>
      <text:p text:style-name="P14"/>
      <text:p text:style-name="P14"/>
      <text:p text:style-name="P16">Opinión personal</text:p>
      <text:p text:style-name="P14"/>
      <text:p text:style-name="P14">Después de la experimentación y la toma de datos con diferentes cantidades empleando estos algoritmos he llegado a la conclusión de que el mas eficiente usar para realizar búsquedas el algoritmo de búsqueda binaria, ya que a cualquier numero a buscar tiene unos tiempos de respuesta bastante ajustados.</text:p>
      <text:p text:style-name="P14"/>
      <text:p text:style-name="P15">En cuanto a algoritmos de ordenación, el de inserción directa es el mas rápido por lo que desde mi punto de vista el mejor que se puede utilizar.</text:p>
      <text:p text:style-name="P15"/>
      <text:p text:style-name="P14"/>
      <text:p text:style-name="P14"/>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Ubuntu" officeooo:rsid="00190b2e" officeooo:paragraph-rsid="00190b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or: Antonio Gómez Pérez<text:tab/><text:tab/>1ºDAW</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11:50:49.137052765</meta:creation-date>
    <dc:date>2024-11-03T19:05:38.884207838</dc:date>
    <meta:editing-duration>PT25M28S</meta:editing-duration>
    <meta:editing-cycles>4</meta:editing-cycles>
    <meta:generator>LibreOffice/7.3.7.2$Linux_X86_64 LibreOffice_project/30$Build-2</meta:generator>
    <meta:document-statistic meta:table-count="0" meta:image-count="0" meta:object-count="0" meta:page-count="2" meta:paragraph-count="21" meta:word-count="443" meta:character-count="2684" meta:non-whitespace-character-count="2265"/>
  </office:meta>
</office:document-meta>
</file>